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Upower</text:p>
          </table:table-cell>
          <table:table-cell table:style-name="ce1" office:value-type="string" calcext:value-type="string">
            <text:p>Ur (p-p)</text:p>
          </table:table-cell>
          <table:table-cell table:style-name="ce1" office:value-type="string" calcext:value-type="string">
            <text:p>Urms</text:p>
          </table:table-cell>
          <table:table-cell table:style-name="ce1" office:value-type="string" calcext:value-type="string">
            <text:p>Pout</text:p>
          </table:table-cell>
          <table:table-cell table:style-name="ce1" office:value-type="string" calcext:value-type="string">
            <text:p>Iin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table:formula="of:=[.B2]/SQRT(2)" office:value-type="float" office:value="48.0832611206852" calcext:value-type="float">
            <text:p>48.0832611206852</text:p>
          </table:table-cell>
          <table:table-cell table:formula="of:=([.C2]^2)/220" office:value-type="float" office:value="10.5090909090909" calcext:value-type="float">
            <text:p>10.5090909090909</text:p>
          </table:table-cell>
          <table:table-cell office:value-type="float" office:value="0.34" calcext:value-type="float">
            <text:p>0.34</text:p>
          </table:table-cell>
          <table:table-cell table:formula="of:=[.A2]*[.E2]" office:value-type="float" office:value="4.08" calcext:value-type="float">
            <text:p>4.08</text:p>
          </table:table-cell>
          <table:table-cell table:formula="of:=[.D2]/[.F2]" office:value-type="float" office:value="2.57575757575757" calcext:value-type="float">
            <text:p>2.5757575757575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70" calcext:value-type="float">
            <text:p>70</text:p>
          </table:table-cell>
          <table:table-cell table:formula="of:=[.B3]/SQRT(2)" office:value-type="float" office:value="49.4974746830583" calcext:value-type="float">
            <text:p>49.4974746830583</text:p>
          </table:table-cell>
          <table:table-cell table:formula="of:=([.C3]^2)/220" office:value-type="float" office:value="11.1363636363636" calcext:value-type="float">
            <text:p>11.1363636363636</text:p>
          </table:table-cell>
          <table:table-cell office:value-type="float" office:value="0.35" calcext:value-type="float">
            <text:p>0.35</text:p>
          </table:table-cell>
          <table:table-cell table:formula="of:=[.A3]*[.E3]" office:value-type="float" office:value="4.375" calcext:value-type="float">
            <text:p>4.375</text:p>
          </table:table-cell>
          <table:table-cell table:formula="of:=[.D3]/[.F3]" office:value-type="float" office:value="2.54545454545454" calcext:value-type="float">
            <text:p>2.545454545454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formula="of:=[.B4]/SQRT(2)" office:value-type="float" office:value="50.9116882454314" calcext:value-type="float">
            <text:p>50.9116882454314</text:p>
          </table:table-cell>
          <table:table-cell table:formula="of:=([.C4]^2)/220" office:value-type="float" office:value="11.7818181818182" calcext:value-type="float">
            <text:p>11.7818181818182</text:p>
          </table:table-cell>
          <table:table-cell office:value-type="float" office:value="0.36" calcext:value-type="float">
            <text:p>0.36</text:p>
          </table:table-cell>
          <table:table-cell table:formula="of:=[.A4]*[.E4]" office:value-type="float" office:value="4.68" calcext:value-type="float">
            <text:p>4.68</text:p>
          </table:table-cell>
          <table:table-cell table:formula="of:=[.D4]/[.F4]" office:value-type="float" office:value="2.51748251748252" calcext:value-type="float">
            <text:p>2.5174825174825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table:formula="of:=[.B5]/SQRT(2)" office:value-type="float" office:value="52.3259018078045" calcext:value-type="float">
            <text:p>52.3259018078045</text:p>
          </table:table-cell>
          <table:table-cell table:formula="of:=([.C5]^2)/220" office:value-type="float" office:value="12.4454545454545" calcext:value-type="float">
            <text:p>12.4454545454545</text:p>
          </table:table-cell>
          <table:table-cell office:value-type="float" office:value="0.36" calcext:value-type="float">
            <text:p>0.36</text:p>
          </table:table-cell>
          <table:table-cell table:formula="of:=[.A5]*[.E5]" office:value-type="float" office:value="4.86" calcext:value-type="float">
            <text:p>4.86</text:p>
          </table:table-cell>
          <table:table-cell table:formula="of:=[.D5]/[.F5]" office:value-type="float" office:value="2.56079311634867" calcext:value-type="float">
            <text:p>2.560793116348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formula="of:=[.B6]/SQRT(2)" office:value-type="float" office:value="53.7401153701776" calcext:value-type="float">
            <text:p>53.7401153701776</text:p>
          </table:table-cell>
          <table:table-cell table:formula="of:=([.C6]^2)/220" office:value-type="float" office:value="13.1272727272727" calcext:value-type="float">
            <text:p>13.1272727272727</text:p>
          </table:table-cell>
          <table:table-cell office:value-type="float" office:value="0.37" calcext:value-type="float">
            <text:p>0.37</text:p>
          </table:table-cell>
          <table:table-cell table:formula="of:=[.A6]*[.E6]" office:value-type="float" office:value="5.18" calcext:value-type="float">
            <text:p>5.18</text:p>
          </table:table-cell>
          <table:table-cell table:formula="of:=[.D6]/[.F6]" office:value-type="float" office:value="2.53422253422253" calcext:value-type="float">
            <text:p>2.5342225342225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78" calcext:value-type="float">
            <text:p>78</text:p>
          </table:table-cell>
          <table:table-cell table:formula="of:=[.B7]/SQRT(2)" office:value-type="float" office:value="55.1543289325507" calcext:value-type="float">
            <text:p>55.1543289325507</text:p>
          </table:table-cell>
          <table:table-cell table:formula="of:=([.C7]^2)/220" office:value-type="float" office:value="13.8272727272727" calcext:value-type="float">
            <text:p>13.8272727272727</text:p>
          </table:table-cell>
          <table:table-cell office:value-type="float" office:value="0.38" calcext:value-type="float">
            <text:p>0.38</text:p>
          </table:table-cell>
          <table:table-cell table:formula="of:=[.A7]*[.E7]" office:value-type="float" office:value="5.51" calcext:value-type="float">
            <text:p>5.51</text:p>
          </table:table-cell>
          <table:table-cell table:formula="of:=[.D7]/[.F7]" office:value-type="float" office:value="2.50948688335258" calcext:value-type="float">
            <text:p>2.509486883352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.B8]/SQRT(2)" office:value-type="float" office:value="56.5685424949238" calcext:value-type="float">
            <text:p>56.5685424949238</text:p>
          </table:table-cell>
          <table:table-cell table:formula="of:=([.C8]^2)/220" office:value-type="float" office:value="14.5454545454545" calcext:value-type="float">
            <text:p>14.5454545454545</text:p>
          </table:table-cell>
          <table:table-cell office:value-type="float" office:value="0.38" calcext:value-type="float">
            <text:p>0.38</text:p>
          </table:table-cell>
          <table:table-cell table:formula="of:=[.A8]*[.E8]" office:value-type="float" office:value="5.7" calcext:value-type="float">
            <text:p>5.7</text:p>
          </table:table-cell>
          <table:table-cell table:formula="of:=[.D8]/[.F8]" office:value-type="float" office:value="2.5518341307815" calcext:value-type="float">
            <text:p>2.551834130781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2" calcext:value-type="float">
            <text:p>82</text:p>
          </table:table-cell>
          <table:table-cell table:formula="of:=[.B9]/SQRT(2)" office:value-type="float" office:value="57.9827560572969" calcext:value-type="float">
            <text:p>57.9827560572969</text:p>
          </table:table-cell>
          <table:table-cell table:formula="of:=([.C9]^2)/220" office:value-type="float" office:value="15.2818181818182" calcext:value-type="float">
            <text:p>15.2818181818182</text:p>
          </table:table-cell>
          <table:table-cell office:value-type="float" office:value="0.4" calcext:value-type="float">
            <text:p>0.4</text:p>
          </table:table-cell>
          <table:table-cell table:formula="of:=[.A9]*[.E9]" office:value-type="float" office:value="6.2" calcext:value-type="float">
            <text:p>6.2</text:p>
          </table:table-cell>
          <table:table-cell table:formula="of:=[.D9]/[.F9]" office:value-type="float" office:value="2.46480938416422" calcext:value-type="float">
            <text:p>2.464809384164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formula="of:=[.B10]/SQRT(2)" office:value-type="float" office:value="57.9827560572969" calcext:value-type="float">
            <text:p>57.9827560572969</text:p>
          </table:table-cell>
          <table:table-cell table:formula="of:=([.C10]^2)/220" office:value-type="float" office:value="15.2818181818182" calcext:value-type="float">
            <text:p>15.2818181818182</text:p>
          </table:table-cell>
          <table:table-cell office:value-type="float" office:value="0.4" calcext:value-type="float">
            <text:p>0.4</text:p>
          </table:table-cell>
          <table:table-cell table:formula="of:=[.A10]*[.E10]" office:value-type="float" office:value="6.4" calcext:value-type="float">
            <text:p>6.4</text:p>
          </table:table-cell>
          <table:table-cell table:formula="of:=[.D10]/[.F10]" office:value-type="float" office:value="2.38778409090909" calcext:value-type="float">
            <text:p>2.3877840909090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84" calcext:value-type="float">
            <text:p>84</text:p>
          </table:table-cell>
          <table:table-cell table:formula="of:=[.B11]/SQRT(2)" office:value-type="float" office:value="59.39696961967" calcext:value-type="float">
            <text:p>59.39696961967</text:p>
          </table:table-cell>
          <table:table-cell table:formula="of:=([.C11]^2)/220" office:value-type="float" office:value="16.0363636363636" calcext:value-type="float">
            <text:p>16.0363636363636</text:p>
          </table:table-cell>
          <table:table-cell office:value-type="float" office:value="0.4" calcext:value-type="float">
            <text:p>0.4</text:p>
          </table:table-cell>
          <table:table-cell table:formula="of:=[.A11]*[.E11]" office:value-type="float" office:value="6.6" calcext:value-type="float">
            <text:p>6.6</text:p>
          </table:table-cell>
          <table:table-cell table:formula="of:=[.D11]/[.F11]" office:value-type="float" office:value="2.4297520661157" calcext:value-type="float">
            <text:p>2.42975206611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formula="of:=[.B12]/SQRT(2)" office:value-type="float" office:value="60.8111831820431" calcext:value-type="float">
            <text:p>60.8111831820431</text:p>
          </table:table-cell>
          <table:table-cell table:formula="of:=([.C12]^2)/220" office:value-type="float" office:value="16.8090909090909" calcext:value-type="float">
            <text:p>16.8090909090909</text:p>
          </table:table-cell>
          <table:table-cell office:value-type="float" office:value="0.41" calcext:value-type="float">
            <text:p>0.41</text:p>
          </table:table-cell>
          <table:table-cell table:formula="of:=[.A12]*[.E12]" office:value-type="float" office:value="6.97" calcext:value-type="float">
            <text:p>6.97</text:p>
          </table:table-cell>
          <table:table-cell table:formula="of:=[.D12]/[.F12]" office:value-type="float" office:value="2.41163427677057" calcext:value-type="float">
            <text:p>2.4116342767705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86" calcext:value-type="float">
            <text:p>86</text:p>
          </table:table-cell>
          <table:table-cell table:formula="of:=[.B13]/SQRT(2)" office:value-type="float" office:value="60.8111831820431" calcext:value-type="float">
            <text:p>60.8111831820431</text:p>
          </table:table-cell>
          <table:table-cell table:formula="of:=([.C13]^2)/220" office:value-type="float" office:value="16.8090909090909" calcext:value-type="float">
            <text:p>16.8090909090909</text:p>
          </table:table-cell>
          <table:table-cell office:value-type="float" office:value="0.41" calcext:value-type="float">
            <text:p>0.41</text:p>
          </table:table-cell>
          <table:table-cell table:formula="of:=[.A13]*[.E13]" office:value-type="float" office:value="7.175" calcext:value-type="float">
            <text:p>7.175</text:p>
          </table:table-cell>
          <table:table-cell table:formula="of:=[.D13]/[.F13]" office:value-type="float" office:value="2.34273044029142" calcext:value-type="float">
            <text:p>2.342730440291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table:formula="of:=[.B14]/SQRT(2)" office:value-type="float" office:value="62.2253967444162" calcext:value-type="float">
            <text:p>62.2253967444162</text:p>
          </table:table-cell>
          <table:table-cell table:formula="of:=([.C14]^2)/220" office:value-type="float" office:value="17.6" calcext:value-type="float">
            <text:p>17.6</text:p>
          </table:table-cell>
          <table:table-cell office:value-type="float" office:value="0.42" calcext:value-type="float">
            <text:p>0.42</text:p>
          </table:table-cell>
          <table:table-cell table:formula="of:=[.A14]*[.E14]" office:value-type="float" office:value="7.56" calcext:value-type="float">
            <text:p>7.56</text:p>
          </table:table-cell>
          <table:table-cell table:formula="of:=[.D14]/[.F14]" office:value-type="float" office:value="2.32804232804233" calcext:value-type="float">
            <text:p>2.3280423280423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90" calcext:value-type="float">
            <text:p>90</text:p>
          </table:table-cell>
          <table:table-cell table:formula="of:=[.B15]/SQRT(2)" office:value-type="float" office:value="63.6396103067893" calcext:value-type="float">
            <text:p>63.6396103067893</text:p>
          </table:table-cell>
          <table:table-cell table:formula="of:=([.C15]^2)/220" office:value-type="float" office:value="18.4090909090909" calcext:value-type="float">
            <text:p>18.4090909090909</text:p>
          </table:table-cell>
          <table:table-cell office:value-type="float" office:value="0.42" calcext:value-type="float">
            <text:p>0.42</text:p>
          </table:table-cell>
          <table:table-cell table:formula="of:=[.A15]*[.E15]" office:value-type="float" office:value="7.77" calcext:value-type="float">
            <text:p>7.77</text:p>
          </table:table-cell>
          <table:table-cell table:formula="of:=[.D15]/[.F15]" office:value-type="float" office:value="2.36925236925237" calcext:value-type="float">
            <text:p>2.369252369252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formula="of:=[.B16]/SQRT(2)" office:value-type="float" office:value="63.6396103067893" calcext:value-type="float">
            <text:p>63.6396103067893</text:p>
          </table:table-cell>
          <table:table-cell table:formula="of:=([.C16]^2)/220" office:value-type="float" office:value="18.4090909090909" calcext:value-type="float">
            <text:p>18.4090909090909</text:p>
          </table:table-cell>
          <table:table-cell office:value-type="float" office:value="0.42" calcext:value-type="float">
            <text:p>0.42</text:p>
          </table:table-cell>
          <table:table-cell table:formula="of:=[.A16]*[.E16]" office:value-type="float" office:value="7.98" calcext:value-type="float">
            <text:p>7.98</text:p>
          </table:table-cell>
          <table:table-cell table:formula="of:=[.D16]/[.F16]" office:value-type="float" office:value="2.3069036226931" calcext:value-type="float">
            <text:p>2.306903622693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92" calcext:value-type="float">
            <text:p>92</text:p>
          </table:table-cell>
          <table:table-cell table:formula="of:=[.B17]/SQRT(2)" office:value-type="float" office:value="65.0538238691624" calcext:value-type="float">
            <text:p>65.0538238691624</text:p>
          </table:table-cell>
          <table:table-cell table:formula="of:=([.C17]^2)/220" office:value-type="float" office:value="19.2363636363636" calcext:value-type="float">
            <text:p>19.2363636363636</text:p>
          </table:table-cell>
          <table:table-cell office:value-type="float" office:value="0.42" calcext:value-type="float">
            <text:p>0.42</text:p>
          </table:table-cell>
          <table:table-cell table:formula="of:=[.A17]*[.E17]" office:value-type="float" office:value="8.19" calcext:value-type="float">
            <text:p>8.19</text:p>
          </table:table-cell>
          <table:table-cell table:formula="of:=[.D17]/[.F17]" office:value-type="float" office:value="2.34876234876235" calcext:value-type="float">
            <text:p>2.348762348762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nrealistic efficiency! Some reactive power on resistor due to oscilloscope capacity influence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5:20:01.275614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07:48:46.391516160</meta:creation-date>
    <dc:date>2021-01-24T15:56:14.531100810</dc:date>
    <meta:editing-duration>PT26M10S</meta:editing-duration>
    <meta:editing-cycles>8</meta:editing-cycles>
    <meta:generator>LibreOffice/7.0.4.2$Linux_X86_64 LibreOffice_project/00$Build-2</meta:generator>
    <meta:document-statistic meta:table-count="1" meta:cell-count="120" meta:object-count="0"/>
  </office:meta>
</office:document-meta>
</file>